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Rounded A" svg:font-family="'Gotham Rounded A', 'Gotham Rounded B', 'Helvetica Neue', Arial, sans-serif"/>
    <style:font-face style:name="apple-system" svg:font-family="apple-system, BlinkMacSystemFont, 'Segoe UI', Helvetica, Arial, sans-serif, 'Apple Color Emoji', 'Segoe UI Emoji', 'Segoe UI 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61d2" officeooo:paragraph-rsid="001161d2" style:font-weight-asian="bold" style:font-weight-complex="bold"/>
    </style:style>
    <style:style style:name="P2" style:family="paragraph" style:parent-style-name="Standard" style:list-style-name="L1">
      <style:paragraph-properties fo:text-align="start" style:justify-single-word="false"/>
      <style:text-properties fo:font-weight="bold" officeooo:rsid="001161d2" officeooo:paragraph-rsid="001161d2" style:font-weight-asian="bold" style:font-weight-complex="bold"/>
    </style:style>
    <style:style style:name="P3" style:family="paragraph" style:parent-style-name="Standard">
      <style:paragraph-properties fo:text-align="center" style:justify-single-word="false"/>
      <style:text-properties fo:font-size="18pt" fo:font-weight="bold" officeooo:rsid="001161d2" officeooo:paragraph-rsid="001161d2"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aa18a" officeooo:paragraph-rsid="001aa18a"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26ee68" officeooo:paragraph-rsid="0026ee68"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1161d2" officeooo:paragraph-rsid="0013b503"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27e425" officeooo:paragraph-rsid="0027e425"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36pt" fo:font-weight="bold" officeooo:rsid="001161d2" officeooo:paragraph-rsid="001161d2" style:font-size-asian="36pt" style:font-weight-asian="bold" style:font-size-complex="36pt" style:font-weight-complex="bold"/>
    </style:style>
    <style:style style:name="P9" style:family="paragraph" style:parent-style-name="Standard">
      <style:paragraph-properties fo:text-align="start" style:justify-single-word="false"/>
      <style:text-properties fo:font-size="12pt" fo:font-weight="normal" officeooo:rsid="001161d2" officeooo:paragraph-rsid="001161d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61d2" officeooo:paragraph-rsid="0012166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61d2" officeooo:paragraph-rsid="0013b50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4fb9" officeooo:paragraph-rsid="00154fb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154fb9" officeooo:paragraph-rsid="00154fb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a850" officeooo:paragraph-rsid="0019a85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aa18a" officeooo:paragraph-rsid="001aa18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aa18a" officeooo:paragraph-rsid="001dcaa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bdefc" officeooo:paragraph-rsid="001bdef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dcaa5" officeooo:paragraph-rsid="001dca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ff731" officeooo:paragraph-rsid="001ff73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17add" officeooo:paragraph-rsid="001dcaa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3456e" officeooo:paragraph-rsid="0023456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4fbdb" officeooo:paragraph-rsid="0024fbd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ee68" officeooo:paragraph-rsid="0026ee6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7e425" officeooo:paragraph-rsid="0027e42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bold" officeooo:rsid="001161d2" officeooo:paragraph-rsid="00154fb9"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161d2" officeooo:paragraph-rsid="001990af" style:font-size-asian="10.5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01161d2" officeooo:paragraph-rsid="0013b503" style:font-size-asian="10.5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01161d2" officeooo:paragraph-rsid="00154fb9" style:font-size-asian="10.5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01161d2" officeooo:paragraph-rsid="001990af"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01161d2" officeooo:paragraph-rsid="0019a850" style:font-size-asian="10.5pt" style:font-weight-asian="bold" style:font-size-complex="12pt" style:font-weight-complex="bold"/>
    </style:style>
    <style:style style:name="P31" style:family="paragraph" style:parent-style-name="Standard">
      <style:paragraph-properties fo:text-align="center" style:justify-single-word="false" fo:break-before="page"/>
      <style:text-properties fo:font-size="18pt" fo:font-weight="bold" officeooo:rsid="001161d2" officeooo:paragraph-rsid="001161d2" style:font-size-asian="18pt" style:font-weight-asian="bold" style:font-size-complex="18pt" style:font-weight-complex="bold"/>
    </style:style>
    <style:style style:name="P32" style:family="paragraph" style:parent-style-name="Standard">
      <style:paragraph-properties fo:text-align="center" style:justify-single-word="false" fo:break-before="page"/>
      <style:text-properties fo:font-size="18pt" fo:font-weight="bold" officeooo:rsid="001aa18a" officeooo:paragraph-rsid="001aa18a" style:font-size-asian="18pt" style:font-weight-asian="bold" style:font-size-complex="18pt" style:font-weight-complex="bold"/>
    </style:style>
    <style:style style:name="P33" style:family="paragraph" style:parent-style-name="Standard">
      <style:paragraph-properties fo:text-align="center" style:justify-single-word="false" fo:break-before="page"/>
      <style:text-properties fo:font-size="18pt" fo:font-weight="bold" officeooo:rsid="001dcaa5" officeooo:paragraph-rsid="001dcaa5" style:font-size-asian="18pt" style:font-weight-asian="bold" style:font-size-complex="18pt" style:font-weight-complex="bold"/>
    </style:style>
    <style:style style:name="P34" style:family="paragraph" style:parent-style-name="Standard">
      <style:paragraph-properties fo:text-align="center" style:justify-single-word="false" fo:break-before="page"/>
      <style:text-properties fo:font-size="18pt" fo:font-weight="bold" officeooo:rsid="0026ee68" officeooo:paragraph-rsid="0026ee68" style:font-size-asian="18pt" style:font-weight-asian="bold" style:font-size-complex="18pt" style:font-weight-complex="bold"/>
    </style:style>
    <style:style style:name="P35" style:family="paragraph" style:parent-style-name="Standard">
      <style:paragraph-properties fo:text-align="center" style:justify-single-word="false" fo:break-before="page"/>
      <style:text-properties fo:font-size="18pt" fo:font-weight="bold" officeooo:rsid="001161d2" officeooo:paragraph-rsid="0013b503" style:font-size-asian="15.75pt" style:font-weight-asian="bold" style:font-size-complex="18pt" style:font-weight-complex="bold"/>
    </style:style>
    <style:style style:name="P36" style:family="paragraph" style:parent-style-name="Standard">
      <style:paragraph-properties fo:text-align="center" style:justify-single-word="false" fo:break-before="page"/>
      <style:text-properties fo:font-size="18pt" fo:font-weight="bold" officeooo:rsid="0027e425" officeooo:paragraph-rsid="0027e425" style:font-size-asian="15.75pt" style:font-weight-asian="bold" style:font-size-complex="18pt" style:font-weight-complex="bold"/>
    </style:style>
    <style:style style:name="P37" style:family="paragraph" style:parent-style-name="Footer">
      <style:text-properties officeooo:rsid="001161d2" officeooo:paragraph-rsid="001161d2"/>
    </style:style>
    <style:style style:name="P38" style:family="paragraph" style:parent-style-name="Footer">
      <style:paragraph-properties fo:text-align="end" style:justify-single-word="false"/>
      <style:text-properties officeooo:rsid="001161d2" officeooo:paragraph-rsid="001161d2"/>
    </style:style>
    <style:style style:name="T1" style:family="text">
      <style:text-properties officeooo:rsid="00121665"/>
    </style:style>
    <style:style style:name="T2" style:family="text">
      <style:text-properties fo:font-weight="bold" officeooo:rsid="00121665" style:font-weight-asian="bold" style:font-weight-complex="bold"/>
    </style:style>
    <style:style style:name="T3" style:family="text">
      <style:text-properties officeooo:rsid="0013b503"/>
    </style:style>
    <style:style style:name="T4" style:family="text">
      <style:text-properties officeooo:rsid="00154fb9"/>
    </style:style>
    <style:style style:name="T5" style:family="text">
      <style:text-properties officeooo:rsid="001bdefc"/>
    </style:style>
    <style:style style:name="T6" style:family="text">
      <style:text-properties officeooo:rsid="001e8e53"/>
    </style:style>
    <style:style style:name="T7" style:family="text">
      <style:text-properties officeooo:rsid="0023456e"/>
    </style:style>
    <style:style style:name="T8" style:family="text">
      <style:text-properties officeooo:rsid="0024fb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DC</text:p>
      <text:p text:style-name="P8"/>
      <text:p text:style-name="P8">Librairie PHP</text:p>
      <text:p text:style-name="P8"/>
      <text:p text:style-name="P8"/>
      <text:p text:style-name="P8"/>
      <text:p text:style-name="P8"/>
      <text:p text:style-name="P1"/>
      <text:p text:style-name="P1">Gestion d’un espace protégé par identifiant, </text:p>
      <text:p text:style-name="P1">mot de passe et 2fa</text:p>
      <text:p text:style-name="P31">SOMMAIRE</text:p>
      <text:p text:style-name="P1"/>
      <text:p text:style-name="P1"/>
      <text:p text:style-name="P1"/>
      <text:p text:style-name="P1"/>
      <text:p text:style-name="P1"/>
      <text:p text:style-name="P1"/>
      <text:p text:style-name="P1"/>
      <text:p text:style-name="P1"/>
      <text:p text:style-name="P1"/>
      <text:p text:style-name="P1"/>
      <text:p text:style-name="P1"/>
      <text:list xml:id="list2995434401" text:style-name="L1">
        <text:list-item>
          <text:p text:style-name="P2">Généralité …………………………………………………………………………….. 3</text:p>
        </text:list-item>
        <text:list-item>
          <text:p text:style-name="P2">Fonctionalité ………………………………………………………………………… 23</text:p>
        </text:list-item>
        <text:list-item>
          <text:p text:style-name="P2">Sécurité ……………………………………………………………………………….. 12</text:p>
        </text:list-item>
        <text:list-item>
          <text:p text:style-name="P2">Interface utilisateur ……………………………………………………………… 15</text:p>
        </text:list-item>
        <text:list-item>
          <text:p text:style-name="P2">Log/Debuggage …………………………………………………………………….. 17</text:p>
        </text:list-item>
        <text:list-item>
          <text:p text:style-name="P2">Mise à jour …………………………………………………………………………… 30</text:p>
        </text:list-item>
      </text:list>
      <text:p text:style-name="P31">Généralité</text:p>
      <text:p text:style-name="P3"/>
      <text:p text:style-name="P3"/>
      <text:p text:style-name="P9"><text:tab/><text:span text:style-name="T1">La librairie </text:span><text:span text:style-name="T2">phpLibUserConnected </text:span><text:span text:style-name="T1">permet de protéger des pages php par l’intermédiaire d’un identifiant, mot de passe et un deuxiéme facteur d’identification (Clé U2F ou SMS).</text:span></text:p>
      <text:p text:style-name="P10"><text:tab/><text:span text:style-name="T1">La librairie fourni un fichier php, un fichier html, un fichier css et un fichier js.</text:span></text:p>
      <text:p text:style-name="P10"><text:span text:style-name="T1"><text:tab/>Le fichier php fournira la classe php.</text:span></text:p>
      <text:p text:style-name="P10"><text:span text:style-name="T1"><text:tab/></text:span></text:p>
      <text:p text:style-name="P10"><text:span text:style-name="T1"><text:tab/>le fichier html fournira les page d’identification, changement de mot de passe, changement de 2eme facteur d’identification, changement d’identifiant et oubli de mot de passe.</text:span></text:p>
      <text:p text:style-name="P10"/>
      <text:p text:style-name="P10"><text:tab/><text:span text:style-name="T1">Le fichier css fournira l’ensemble des style pour le code html, il devra être variabilisé au maximum.</text:span></text:p>
      <text:p text:style-name="P9"><text:tab/></text:p>
      <text:p text:style-name="P9"><text:tab/><text:span text:style-name="T1">Le fichier js fournira un service d’auto deconnection ainsi que l’appelle des page changement de mots de passe, identifiant et 2FA.</text:span></text:p>
      <text:p text:style-name="P9"/>
      <text:p text:style-name="P9"><text:tab/><text:span text:style-name="T3">L’intégration de la librairie devra se resumer a l’inclusion en tête de code de la classe php ainsi que l’inclusion du fichier js dans le code html. Une version simplifié sans js devra être possible. Cette librairie devra respecter tout les standart en vigueur concernant la securité des mot de passe.</text:span></text:p>
      <text:p text:style-name="P9"/>
      <text:p text:style-name="P9"><text:tab/><text:span text:style-name="T4">Le stockage des utilisateurs devra pouvoir se faire au choix dans une base mysql/mariaDB ou sqlite ou postgresql</text:span></text:p>
      <text:p text:style-name="P35">Fonctionalité</text:p>
      <text:p text:style-name="P6"/>
      <text:p text:style-name="P6"/>
      <text:p text:style-name="P6"/>
      <text:p text:style-name="P27"><text:span text:style-name="T3">Fonctionalité de la classe php </text:span></text:p>
      <text:p text:style-name="P11"/>
      <text:p text:style-name="P11"><text:span text:style-name="T3">Gestion des utilisateur : Ajout, Modification, Suppression, Désactivation, Droits.</text:span></text:p>
      <text:p text:style-name="P11"/>
      <text:p text:style-name="P11"><text:span text:style-name="T3">Gestion des mot de passe : <text:s/>Nombre de caractéres minimum, complexité, viellissement , desactivation aprés x essai, impossibilité lors d’un changement de mot de passe de ré-engistrer un ancien mot de passe</text:span></text:p>
      <text:p text:style-name="P11"/>
      <text:p text:style-name="P12">Gestion des log : toute les action utilisateur seront logé dans une table spécifique.</text:p>
      <text:p text:style-name="P12"/>
      <text:p text:style-name="P12">Gestion de l’autoverification : la classe php sera capable de parcourir les repertoires pour verifier si les fichier PHP ont bien inclus la librairie.</text:p>
      <text:p text:style-name="P12"/>
      <text:p text:style-name="P12">Gestion de la deconnection automatique : par l’intermediaire d’un appel regulier a une fonction la classe php deconnectera l’utilisateur aprés X secondes.</text:p>
      <text:p text:style-name="P12"/>
      <text:p text:style-name="P21">Possibilté de convertir un anciens systéme de gestion des utilisateurs vers le nouveaux systéme. Dans ce cas la pocédure sera la suivante : aprés la procédure de connection si l’utilisateur n’existe pas dans la base une fonction sera appelé pour vérifier auprés de l’ancien systéme si l’utilisateur existe et si son mot de passe est correct, si les deux conditions sont rempli alors l’utilisateur est automatiquement inscrit dans le nouveau systéme de gestion des utilisateurs. Cette<text:span text:style-name="T8"> procédure sera complétement transparente pour le nouvelle utilisateur.</text:span></text:p>
      <text:p text:style-name="P22">Une fonction sera inclus dans la classe et appellé a chaque connection echoué elle devra renvoyer true / false suivant si l’utilisateur peut etre connecté avec l’ancien systéme.</text:p>
      <text:p text:style-name="P21"><text:tab/></text:p>
      <text:p text:style-name="P12"/>
      <text:p text:style-name="P12"/>
      <text:p text:style-name="P28"><text:span text:style-name="T3">Fonctionalité HTML</text:span></text:p>
      <text:p text:style-name="P28"/>
      <text:p text:style-name="P12">Le fichier html <text:span text:style-name="T5">contiendra la page de login. </text:span></text:p>
      <text:p text:style-name="P12"/>
      <text:p text:style-name="P25"/>
      <text:p text:style-name="P13"/>
      <text:p text:style-name="P29"><text:span text:style-name="T3">Fonctionalité JS</text:span></text:p>
      <text:p text:style-name="P29"/>
      <text:p text:style-name="P14"><text:soft-page-break/>Une fonction JS verifiera a interval regulier si l’utilisateur est toujours connecté, si l’adresse ip n’a pas changer ou si l’utilisateur est toujours actif.</text:p>
      <text:p text:style-name="P14">La deconnection automatique sera autorisé par l’abscence de mouvement souris ou clavier.</text:p>
      <text:p text:style-name="P14"/>
      <text:p text:style-name="P14">L’ensemble de ces fonctionnalité ne devront pas recourir a la librairie Jquery ni a aucune autre.</text:p>
      <text:p text:style-name="P26"/>
      <text:p text:style-name="P26"/>
      <text:p text:style-name="P26"/>
      <text:p text:style-name="P26"/>
      <text:p text:style-name="P30"><text:span text:style-name="T3">Fonctionalité CSS</text:span></text:p>
      <text:p text:style-name="P17"/>
      <text:p text:style-name="P17">Une feuille de style css basé sur Milligram.io regira tout les styles de la gestion des utilisateurs. Cette feuille de style ne d<text:span text:style-name="T6">e</text:span>v<text:span text:style-name="T6">ra</text:span> pas inerférer avec les autres feuille de style de l’application ou elle est utilisé.</text:p>
      <text:p text:style-name="P32">Sécurité</text:p>
      <text:p text:style-name="P4"/>
      <text:p text:style-name="P16">La sécurité s’articuleras autour de plusieur point : </text:p>
      <text:p text:style-name="P16"/>
      <text:p text:style-name="P16">La securité des sessions PHP , </text:p>
      <text:p text:style-name="P16">La securité des requétes (HTTPS), </text:p>
      <text:p text:style-name="P16">La stockage des informations de connection <text:span text:style-name="T5">(hashage),</text:span></text:p>
      <text:p text:style-name="P16"><text:span text:style-name="T5">la résistance au injection sql et au faille XSS.</text:span></text:p>
      <text:p text:style-name="P21">Des mots de passe suffisament fort.</text:p>
      <text:p text:style-name="P15">…</text:p>
      <text:p text:style-name="P15"/>
      <text:p text:style-name="P18">Les variables de formulaire auront comme nom une chaine tirée au sort a chaque appel.</text:p>
      <text:p text:style-name="P15"/>
      <text:p text:style-name="P15"/>
      <text:p text:style-name="P17"/>
      <text:p text:style-name="P17"/>
      <text:p text:style-name="P17"/>
      <text:p text:style-name="P17"/>
      <text:p text:style-name="P17"/>
      <text:p text:style-name="P17">Les document suivant serviront de référence : </text:p>
      <text:p text:style-name="P17"/>
      <text:p text:style-name="P17"><text:a xlink:type="simple" xlink:href="http://php.net/manual/fr/session.security.php" text:style-name="Internet_20_link" text:visited-style-name="Visited_20_Internet_20_Link">http://php.net/manual/fr/session.security.php</text:a></text:p>
      <text:p text:style-name="P17"/>
      <text:p text:style-name="P17"><text:a xlink:type="simple" xlink:href="http://php.net/manual/fr/faq.passwords.php" text:style-name="Internet_20_link" text:visited-style-name="Visited_20_Internet_20_Link">http://php.net/manual/fr/faq.passwords.php</text:a></text:p>
      <text:p text:style-name="P17"/>
      <text:p text:style-name="P17"><text:a xlink:type="simple" xlink:href="http://php.net/manual/fr/security.database.sql-injection.php" text:style-name="Internet_20_link" text:visited-style-name="Visited_20_Internet_20_Link">http://php.net/manual/fr/security.database.sql-injection.php</text:a></text:p>
      <text:p text:style-name="P17"/>
      <text:p text:style-name="P17"><text:a xlink:type="simple" xlink:href="https://openclassrooms.com/courses/protegez-vous-efficacement-contre-les-failles-web/l-injection-sql-1" text:style-name="Internet_20_link" text:visited-style-name="Visited_20_Internet_20_Link">https://openclassrooms.com/courses/protegez-vous-efficacement-contre-les-failles-web/l-injection-sql-1</text:a></text:p>
      <text:p text:style-name="P17"/>
      <text:p text:style-name="P17"><text:a xlink:type="simple" xlink:href="https://openclassrooms.com/courses/protegez-vous-efficacement-contre-les-failles-web/la-faille-xss-1" text:style-name="Internet_20_link" text:visited-style-name="Visited_20_Internet_20_Link">https://openclassrooms.com/courses/protegez-vous-efficacement-contre-les-failles-web/la-faille-xss-1</text:a></text:p>
      <text:p text:style-name="P17"/>
      <text:p text:style-name="P18">Ces documents devront être lu et compris.</text:p>
      <text:p text:style-name="P33">Interface Utilisateur</text:p>
      <text:p text:style-name="P18"/>
      <text:p text:style-name="P18">L’interface utilisateur se voudra le plus simple possible.</text:p>
      <text:p text:style-name="P21">Il existe 2 cas d’affichage de la fenetre de connection :</text:p>
      <text:p text:style-name="P21"><text:tab/>Cas N°1 lors de l’appel d’une page </text:p>
      <text:p text:style-name="P21"><text:tab/><text:tab/>L’utilisateur est alors redirigé vers login.html</text:p>
      <text:p text:style-name="P21"/>
      <text:p text:style-name="P21"><text:tab/>Cas N°2 l’utilisateur est deconnecté automatiquement de l’application </text:p>
      <text:p text:style-name="P18"><text:tab/><text:tab/><text:span text:style-name="T7">Un block div fixze opaque a 80 % recouvrant 100 % de l’ecran est <text:tab/><text:tab/><text:tab/>affiché ainsi qu’un block div blanc centré permettant la reconnection.</text:span></text:p>
      <text:p text:style-name="P20"/>
      <text:p text:style-name="P21">L’interface de connection permettras de recuperer un mot de passe perdu.</text:p>
      <text:p text:style-name="P18"/>
      <text:p text:style-name="P18"/>
      <text:p text:style-name="P18"/>
      <text:p text:style-name="P18"/>
      <text:p text:style-name="P19">Une analyse fonctionnelle sera redigé avant le début des travaux.</text:p>
      <text:p text:style-name="P19"/>
      <text:p text:style-name="P19"/>
      <text:p text:style-name="P34">Log/Debuggage</text:p>
      <text:p text:style-name="P5"/>
      <text:p text:style-name="P23">L’ensemble des actions utilisateurs seront consigné dans un fichier de log inacessible depuis l’exterieur.</text:p>
      <text:p text:style-name="P23">Par action utilisateur ont entend :</text:p>
      <text:p text:style-name="P23"><text:tab/>Connection / deconnection (manuel ou automatique).</text:p>
      <text:p text:style-name="P23"><text:tab/>Changement de mot de passe.</text:p>
      <text:p text:style-name="P23"><text:tab/>Connection echoué.</text:p>
      <text:p text:style-name="P23"><text:tab/>Désactivation de l’utilisateur.</text:p>
      <text:p text:style-name="P23"><text:tab/>Changement d’identifiant, ou 2eme facteur</text:p>
      <text:p text:style-name="P23"/>
      <text:p text:style-name="P23"/>
      <text:p text:style-name="P36">Mise à jour</text:p>
      <text:p text:style-name="P7"/>
      <text:p text:style-name="P24">Il devra etre etudié une possibilité de mise à jour pour la librairie sans interférer avec la securité.</text:p>
      <text:p text:style-name="P24"/>
      <text:p text:style-name="P2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tham Rounded A" svg:font-family="'Gotham Rounded A', 'Gotham Rounded B', 'Helvetica Neue', Arial, sans-serif"/>
    <style:font-face style:name="apple-system" svg:font-family="apple-system, BlinkMacSystemFont, 'Segoe UI', Helvetica, Arial, sans-serif, 'Apple Color Emoji', 'Segoe UI Emoji', 'Segoe UI 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161d2" officeooo:paragraph-rsid="001161d2"/>
    </style:style>
    <style:style style:name="MP2" style:family="paragraph" style:parent-style-name="Footer">
      <style:paragraph-properties fo:text-align="end" style:justify-single-word="false"/>
      <style:text-properties officeooo:rsid="001161d2" officeooo:paragraph-rsid="001161d2"/>
    </style:style>
    <style:style style:name="MT1" style:family="text">
      <style:text-properties officeooo:rsid="0013b50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ocument 0.<text:span text:style-name="MT1">2</text:span> 0<text:span text:style-name="MT1">8</text:span>/01/2017</text:p>
        <text:p text:style-name="MP2"><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16:57:41.160456838</meta:creation-date>
    <dc:date>2018-01-29T09:15:22.391566630</dc:date>
    <meta:editing-duration>P13DT16H29M46S</meta:editing-duration>
    <meta:editing-cycles>5</meta:editing-cycles>
    <meta:generator>LibreOffice/5.4.4.2$Linux_X86_64 LibreOffice_project/40m0$Build-2</meta:generator>
    <meta:document-statistic meta:table-count="0" meta:image-count="0" meta:object-count="0" meta:page-count="9" meta:paragraph-count="78" meta:word-count="776" meta:character-count="5436" meta:non-whitespace-character-count="4704"/>
  </office:meta>
</office:document-meta>
</file>